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Set Up and Run Laravel Enlightn</text:span></text:h>
      <text:p text:style-name="Text_20_body"><text:span text:style-name="Strong_20_Emphasis">Laravel Enlightn</text:span> is a tool designed to automatically scan your application for security vulnerabilities and best practice violations. Here's how you can use it to stay updated:</text:p>
      <text:h text:style-name="Heading_20_4" text:outline-level="4"><text:span text:style-name="Strong_20_Emphasis">Steps to Set Up Laravel Enlightn</text:span>:</text:h>
      <text:list text:style-name="L1">
        <text:list-item>
          <text:p text:style-name="P5"><text:span text:style-name="Strong_20_Emphasis">Install Enlightn</text:span>: Install the Enlightn package using Composer:</text:p>
          <text:p text:style-name="P1">bash</text:p>
          <text:p text:style-name="P1">Copy code</text:p>
          <text:p text:style-name="P2"><text:span text:style-name="Source_20_Text">composer require enlightn/enlightn</text:span></text:p>
        </text:list-item>
        <text:list-item>
          <text:p text:style-name="P5"><text:span text:style-name="Strong_20_Emphasis">Run the Security Checks</text:span>: After installation, you can run Enlightn's built-in security checks by running the Artisan command:</text:p>
          <text:p text:style-name="P1">bash</text:p>
          <text:p text:style-name="P1">Copy code</text:p>
          <text:p text:style-name="P2"><text:span text:style-name="Source_20_Text">php artisan enlightn</text:span></text:p>
          <text:p text:style-name="P5">This will generate a report that highlights any security issues or deviations from Laravel’s best practices.</text:p>
        </text:list-item>
        <text:list-item>
          <text:p text:style-name="P5"><text:span text:style-name="Strong_20_Emphasis">Review the Report</text:span>: Enlightn provides a detailed report, explaining each vulnerability or issue found in your code, including how to fix it. Pay close attention to recommendations on:</text:p>
          <text:list>
            <text:list-item>
              <text:p text:style-name="P5">Authentication flaws</text:p>
            </text:list-item>
            <text:list-item>
              <text:p text:style-name="P5">Input validation issues</text:p>
            </text:list-item>
            <text:list-item>
              <text:p text:style-name="P5">Missing security headers</text:p>
            </text:list-item>
            <text:list-item>
              <text:p text:style-name="P5">Missing encryption</text:p>
            </text:list-item>
            <text:list-item>
              <text:p text:style-name="P5">Outdated packages</text:p>
            </text:list-item>
          </text:list>
        </text:list-item>
        <text:list-item>
          <text:p text:style-name="P5"><text:span text:style-name="Strong_20_Emphasis">Fix Identified Vulnerabilities</text:span>: Implement the suggested fixes to address any vulnerabilities found during the scan. Enlightn provides details on how to resolve the issues it identifies.</text:p>
        </text:list-item>
      </text:list>
      <text:h text:style-name="Heading_20_4" text:outline-level="4"><text:span text:style-name="Strong_20_Emphasis">Best Practices for Keeping Security Updated</text:span>:</text:h>
      <text:list text:style-name="L2">
        <text:list-item>
          <text:p text:style-name="P6"><text:span text:style-name="Strong_20_Emphasis">Schedule Regular Scans</text:span>: Run <text:span text:style-name="Strong_20_Emphasis">Laravel Enlightn</text:span> regularly, especially after each deployment or significant code changes, to ensure the security state of your application is up to date.</text:p>
        </text:list-item>
        <text:list-item>
          <text:p text:style-name="P6"><text:span text:style-name="Strong_20_Emphasis">Follow Security Advisories</text:span>: Stay updated with Laravel's security advisories and best practices via the official Laravel website, particularly at <text:a xlink:type="simple" xlink:href="https://laravel.com/security" office:target-frame-name="_new" xlink:show="replace" text:style-name="Internet_20_link" text:visited-style-name="Visited_20_Internet_20_Link">Laravel Security Advisories</text:a>.</text:p>
        </text:list-item>
        <text:list-item>
          <text:p text:style-name="P6"><text:span text:style-name="Strong_20_Emphasis">Upgrade Dependencies</text:span>: Use <text:span text:style-name="Source_20_Text">composer audit</text:span> to check for vulnerabilities in third-party dependencies, and ensure you’re using the latest version of Laravel and other packages.</text:p>
          <text:p text:style-name="P3">bash</text:p>
          <text:p text:style-name="P3">Copy code</text:p>
          <text:p text:style-name="P4"><text:span text:style-name="Source_20_Text">composer audit</text:span></text:p>
        </text:list-item>
      </text:list>
      <text:h text:style-name="Heading_20_3" text:outline-level="3"><text:span text:style-name="Strong_20_Emphasis">2. Monitor Laravel’s Official Security Releases</text:span></text:h>
      <text:p text:style-name="Text_20_body">Laravel regularly releases security updates and advisories for new vulnerabilities. Make sure to:</text:p>
      <text:list text:style-name="L3">
        <text:list-item>
          <text:p text:style-name="P7"><text:soft-page-break/><text:span text:style-name="Strong_20_Emphasis">Subscribe to Laravel Security Updates</text:span>: You can monitor Laravel’s security updates on their <text:a xlink:type="simple" xlink:href="https://github.com/laravel/framework/security/advisories" office:target-frame-name="_new" xlink:show="replace" text:style-name="Internet_20_link" text:visited-style-name="Visited_20_Internet_20_Link">official GitHub repository</text:a>.</text:p>
        </text:list-item>
        <text:list-item>
          <text:p text:style-name="P7"><text:span text:style-name="Strong_20_Emphasis">Follow Laravel's Security Page</text:span>: Regularly check Laravel’s <text:a xlink:type="simple" xlink:href="https://laravel.com/security" office:target-frame-name="_new" xlink:show="replace" text:style-name="Internet_20_link" text:visited-style-name="Visited_20_Internet_20_Link">security page</text:a> for critical updates and best practices.</text:p>
        </text:list-item>
      </text:list>
      <text:h text:style-name="Heading_20_3" text:outline-level="3"><text:span text:style-name="Strong_20_Emphasis">3. Participate in Laravel Community</text:span></text:h>
      <text:p text:style-name="Text_20_body">The Laravel community is an active hub for discussions on security. By participating in forums, blogs, and conferences, you can stay informed about the latest security threats and solutions.</text:p>
      <text:list text:style-name="L4">
        <text:list-item>
          <text:p text:style-name="P8"><text:span text:style-name="Strong_20_Emphasis">Laravel Community Forums</text:span>: Participate in discussions on Laracasts or <text:a xlink:type="simple" xlink:href="https://stackoverflow.com/questions/tagged/laravel" office:target-frame-name="_new" xlink:show="replace" text:style-name="Internet_20_link" text:visited-style-name="Visited_20_Internet_20_Link">Stack Overflow</text:a> to ask questions and learn from others.</text:p>
        </text:list-item>
        <text:list-item>
          <text:p text:style-name="P8"><text:span text:style-name="Strong_20_Emphasis">Follow Laravel Experts</text:span>: Stay updated on Twitter, blogs, and newsletters from prominent Laravel developers and security experts.</text:p>
        </text:list-item>
      </text:list>
      <text:h text:style-name="Heading_20_3" text:outline-level="3"><text:span text:style-name="Strong_20_Emphasis">4. Regularly Perform Security Audits and Penetration Testing</text:span></text:h>
      <text:p text:style-name="Text_20_body">Beyond Enlightn, perform regular manual security audits and penetration testing on critical parts of your Laravel API.</text:p>
      <text:list text:style-name="L5">
        <text:list-item>
          <text:p text:style-name="P9"><text:span text:style-name="Strong_20_Emphasis">Tools</text:span>:</text:p>
          <text:list>
            <text:list-item>
              <text:p text:style-name="P9">Use <text:span text:style-name="Strong_20_Emphasis">OWASP ZAP</text:span> or <text:span text:style-name="Strong_20_Emphasis">Burp Suite</text:span> to scan your API for vulnerabilities, especially after adding new features or changing configurations.</text:p>
            </text:list-item>
            <text:list-item>
              <text:p text:style-name="P9">Implement <text:span text:style-name="Strong_20_Emphasis">security headers</text:span> like <text:span text:style-name="Strong_20_Emphasis">Content-Security-Policy</text:span> using <text:span text:style-name="Strong_20_Emphasis">Laravel's middleware</text:span> for enhanced protection.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9:04:57.966000000</meta:creation-date>
    <dc:date>2024-10-10T20:13:47.607000000</dc:date>
    <meta:editing-duration>PT50M56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39" meta:word-count="442" meta:character-count="2979" meta:non-whitespace-character-count="2598"/>
  </office:meta>
</office:document-meta>
</file>